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animal_id">
            <text:p>animal_id</text:p>
          </table:table-cell>
          <table:table-cell table:style-name="pd1" office:value-type="string" office:value="day">
            <text:p>day</text:p>
          </table:table-cell>
          <table:table-cell table:style-name="pd1" office:value-type="string" office:value="sex">
            <text:p>sex</text:p>
          </table:table-cell>
          <table:table-cell table:style-name="pd1" office:value-type="string" office:value="Geno">
            <text:p>Geno</text:p>
          </table:table-cell>
          <table:table-cell table:style-name="pd1" office:value-type="string" office:value="is_spatial">
            <text:p>is_spatial</text:p>
          </table:table-cell>
          <table:table-cell table:style-name="pd1" office:value-type="string" office:value="day_shifted">
            <text:p>day_shifted</text:p>
          </table:table-cell>
        </table:table-row>
        <table:table-row>
          <table:table-cell office:value-type="string" office:value="A3">
            <text:p>A3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0.8801108515718621">
            <text:p>0.8801108515718621</text:p>
          </table:table-cell>
        </table:table-row>
        <table:table-row>
          <table:table-cell office:value-type="string" office:value="A3">
            <text:p>A3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7.8015027683818365">
            <text:p>7.8015027683818365</text:p>
          </table:table-cell>
        </table:table-row>
        <table:table-row>
          <table:table-cell office:value-type="string" office:value="A4">
            <text:p>A4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0.12239785721565322">
            <text:p>0.12239785721565322</text:p>
          </table:table-cell>
        </table:table-row>
        <table:table-row>
          <table:table-cell office:value-type="string" office:value="A4">
            <text:p>A4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7.7098517690622055">
            <text:p>7.7098517690622055</text:p>
          </table:table-cell>
        </table:table-row>
        <table:table-row>
          <table:table-cell office:value-type="string" office:value="B4">
            <text:p>B4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0.656817528965449">
            <text:p>0.656817528965449</text:p>
          </table:table-cell>
        </table:table-row>
        <table:table-row>
          <table:table-cell office:value-type="string" office:value="B4">
            <text:p>B4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7.678031276671443">
            <text:p>7.678031276671443</text:p>
          </table:table-cell>
        </table:table-row>
        <table:table-row>
          <table:table-cell office:value-type="string" office:value="B5">
            <text:p>B5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0.3085642607772632">
            <text:p>0.3085642607772632</text:p>
          </table:table-cell>
        </table:table-row>
        <table:table-row>
          <table:table-cell office:value-type="string" office:value="B5">
            <text:p>B5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7.573621684602247">
            <text:p>7.573621684602247</text:p>
          </table:table-cell>
        </table:table-row>
        <table:table-row>
          <table:table-cell office:value-type="string" office:value="B7">
            <text:p>B7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0">
            <text:p/>
          </table:table-cell>
          <table:table-cell office:value-type="float" office:value="0.8419050608516065">
            <text:p>0.8419050608516065</text:p>
          </table:table-cell>
        </table:table-row>
        <table:table-row>
          <table:table-cell office:value-type="string" office:value="B7">
            <text:p>B7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8.223119481165376">
            <text:p>8.223119481165376</text:p>
          </table:table-cell>
        </table:table-row>
        <table:table-row>
          <table:table-cell office:value-type="string" office:value="C10">
            <text:p>C10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0.9978588379090514">
            <text:p>0.9978588379090514</text:p>
          </table:table-cell>
        </table:table-row>
        <table:table-row>
          <table:table-cell office:value-type="string" office:value="C10">
            <text:p>C10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7.744909158153332">
            <text:p>7.744909158153332</text:p>
          </table:table-cell>
        </table:table-row>
        <table:table-row>
          <table:table-cell office:value-type="string" office:value="C3">
            <text:p>C3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0.9052207005156901">
            <text:p>0.9052207005156901</text:p>
          </table:table-cell>
        </table:table-row>
        <table:table-row>
          <table:table-cell office:value-type="string" office:value="C3">
            <text:p>C3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0">
            <text:p/>
          </table:table-cell>
          <table:table-cell office:value-type="float" office:value="7.95498037070061">
            <text:p>7.95498037070061</text:p>
          </table:table-cell>
        </table:table-row>
        <table:table-row>
          <table:table-cell office:value-type="string" office:value="C4">
            <text:p>C4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0.6387581541573129">
            <text:p>0.6387581541573129</text:p>
          </table:table-cell>
        </table:table-row>
        <table:table-row>
          <table:table-cell office:value-type="string" office:value="C4">
            <text:p>C4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7.990357503404727">
            <text:p>7.990357503404727</text:p>
          </table:table-cell>
        </table:table-row>
        <table:table-row>
          <table:table-cell office:value-type="string" office:value="C5">
            <text:p>C5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1.2453410003631853">
            <text:p>1.2453410003631853</text:p>
          </table:table-cell>
        </table:table-row>
        <table:table-row>
          <table:table-cell office:value-type="string" office:value="C5">
            <text:p>C5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0">
            <text:p/>
          </table:table-cell>
          <table:table-cell office:value-type="float" office:value="8.315074681856789">
            <text:p>8.315074681856789</text:p>
          </table:table-cell>
        </table:table-row>
        <table:table-row>
          <table:table-cell office:value-type="string" office:value="C8">
            <text:p>C8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1.5230319493129836">
            <text:p>1.5230319493129836</text:p>
          </table:table-cell>
        </table:table-row>
        <table:table-row>
          <table:table-cell office:value-type="string" office:value="C8">
            <text:p>C8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8.02796706553738">
            <text:p>8.02796706553738</text:p>
          </table:table-cell>
        </table:table-row>
        <table:table-row>
          <table:table-cell office:value-type="string" office:value="C9">
            <text:p>C9</text:p>
          </table:table-cell>
          <table:table-cell office:value-type="float" office:value="1">
            <text:p>1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0.0">
            <text:p/>
          </table:table-cell>
          <table:table-cell office:value-type="float" office:value="1.006657313208728">
            <text:p>1.006657313208728</text:p>
          </table:table-cell>
        </table:table-row>
        <table:table-row>
          <table:table-cell office:value-type="string" office:value="C9">
            <text:p>C9</text:p>
          </table:table-cell>
          <table:table-cell office:value-type="float" office:value="8">
            <text:p>8</text:p>
          </table:table-cell>
          <table:table-cell office:value-type="string" office:value="M">
            <text:p>M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8.649485834965846">
            <text:p>8.6494858349658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